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break-before="page"/>
    </style:style>
    <style:style style:name="P3" style:family="paragraph" style:parent-style-name="Standard">
      <style:paragraph-properties fo:margin-left="0.4925in" fo:margin-right="0in" fo:text-indent="0in" style:auto-text-indent="false"/>
    </style:style>
    <style:style style:name="P4" style:family="paragraph" style:parent-style-name="Standard">
      <style:paragraph-properties fo:margin-left="0in" fo:margin-right="0in" fo:text-indent="0in" style:auto-text-indent="false"/>
    </style:style>
    <style:style style:name="P5" style:family="paragraph" style:parent-style-name="Standard" style:list-style-name="L1"/>
    <style:style style:name="P6" style:family="paragraph" style:parent-style-name="Standard" style:list-style-name="L2"/>
    <style:style style:name="P7" style:family="paragraph" style:parent-style-name="Standard" style:list-style-name="L3"/>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ultiword Tagger</text:p>
      <text:p text:style-name="Standard"/>
      <text:p text:style-name="Standard">Multiword tagger reads the KAF files generated by the Linguistic Processors (LPs) and tries to detect multiword terms using a generic wordnet and a domain wordnet in WN-LMF format. The program can only detect multiwords of adjacent elements. Disjoint multiwords are not detected. Below is an example of a sequence of terms in KAF:</text:p>
      <text:p text:style-name="Standard"/>
      <text:p text:style-name="Standard"><text:tab/>&lt;term tid="t74" type="open" lemma="land" pos="N"&gt;</text:p>
      <text:p text:style-name="Standard"><text:tab/><text:tab/>&lt;span&gt;&lt;target id="w83"/&gt;&lt;/span&gt;</text:p>
      <text:p text:style-name="Standard"><text:s text:c="12"/>&lt;/term&gt;</text:p>
      <text:p text:style-name="Standard"><text:tab/>&lt;term tid="t75" type="open" lemma="development" pos="N"&gt;</text:p>
      <text:p text:style-name="Standard"><text:tab/><text:tab/>&lt;span&gt; &lt;target id="w84"/&gt;&lt;/span&gt;</text:p>
      <text:p text:style-name="Standard"><text:s text:c="12"/>&lt;/term&gt;</text:p>
      <text:p text:style-name="Standard"/>
      <text:p text:style-name="Standard">The wordnet data file contains a multiword “land development”. This will then be changed to:</text:p>
      <text:p text:style-name="Standard"/>
      <text:p text:style-name="Standard"><text:tab/>&lt;term tid="t75mw" type="open" lemma=“land_development" pos=“N"&gt;</text:p>
      <text:p text:style-name="Standard"><text:tab/><text:tab/>&lt;span&gt;&lt;target id="w83"/&gt;&lt;target id="w84"/&gt;&lt;/span&gt;</text:p>
      <text:p text:style-name="Standard"><text:s text:c="23"/>&lt;component id="t74" lemma=“land” pos=“N”/&gt;</text:p>
      <text:p text:style-name="Standard"><text:tab/><text:tab/>&lt;component id=“t75" lemma=“development” pos=“N"/&gt;&lt;/term&gt;</text:p>
      <text:p text:style-name="Standard"><text:s text:c="13"/>&lt;/term&gt;</text:p>
      <text:p text:style-name="Standard"/>
      <text:p text:style-name="Standard">We create a new term identifier for the multiword and let it point to the word forms of the elements in the span. Furthermore, we include the elements as term components. This approach generates an output that is compatible with the way compounds are represented in KAF. The next example shows a Dutch compound term “natuurbeschermingsovereenkomst” that is split into 3 components by the LP using general rules and a general lexicon:</text:p>
      <text:p text:style-name="Standard"/>
      <text:p text:style-name="P3">&lt;term head="t6.35.2" lemma="natuurbeschermingsovereenkomst" pos="N.noun" tid="t6.35" type="open"&gt;</text:p>
      <text:p text:style-name="P3">&lt;span&gt;&lt;target id="w6.35"/&gt;&lt;/span&gt;</text:p>
      <text:p text:style-name="P3">&lt;component id="t6.35.0" lemma="natuur"/&gt;</text:p>
      <text:p text:style-name="P3">&lt;component id="t6.35.1" lemma="bescherming"/&gt;</text:p>
      <text:p text:style-name="P3">&lt;component id="t6.35.2" lemma="overeenkomst"/&gt;</text:p>
      <text:p text:style-name="P3">&lt;/term&gt;</text:p>
      <text:p text:style-name="P4"/>
      <text:p text:style-name="Standard">If multiword terms are detected in the KAF, the word-sense-disambiguation can do a much better job determining the proper synsets of the terms. Since we use the multiwords from the generic wordnet and the domain wordnet as a source, we can guarantee that there will be very specific synsets that are associated with the terms in KAF.</text:p>
      <text:p text:style-name="Standard"/>
      <text:p text:style-name="Standard">The multiword entries from the wordnets are stored in a HashMap with the first element of the multiword as a they key and a list of all the multi word entries as data. Each multiword entry is represented as a list of elements in the order of the multiword. Next, the program checks all the terms in the KAF for terms that are keys in the multi word Hash. If it finds a hit, it will match all following terms with the stored multiword sequences and selects the first match. In this implementation, the matching stops at the first match.</text:p>
      <text:p text:style-name="Standard"/>
      <text:p text:style-name="Standard">For each language, patterns are provided to determine the head of the multiword phrase, given the part <text:soft-page-break/>of speech (POS) of the multiword: noun, verb or adjectical. Examples of these patterns are:</text:p>
      <text:p text:style-name="Standard"/>
      <text:p text:style-name="Standard">lang=en</text:p>
      <text:p text:style-name="Standard">N:P</text:p>
      <text:p text:style-name="Standard">N:last</text:p>
      <text:p text:style-name="Standard">V:last</text:p>
      <text:p text:style-name="Standard">G:last</text:p>
      <text:p text:style-name="Standard"/>
      <text:p text:style-name="Standard">lang=es</text:p>
      <text:p text:style-name="Standard">N:first</text:p>
      <text:p text:style-name="Standard">V:first</text:p>
      <text:p text:style-name="Standard">G:first</text:p>
      <text:p text:style-name="Standard"/>
      <text:p text:style-name="Standard">For English (en), the first rule of the patterns states that for multiword terms that include a preposition (POS=P), the head is the last term with the POS N preceding the preposition. As a second rule for multiwords woth the POS=N states that the last N is the head. The second rule only applies if the first rule does not. For verbs (V) and adjectives (G), the last term is taken as the head. For Spanish, in all cases the first element marks the head.</text:p>
      <text:p text:style-name="Standard"/>
      <text:p text:style-name="Standard">Whenever the head of the multi word is detected, the program creates a new term for the multiword with a new unique identifier and represents the elements as components. It then removes the original elements and fixes the references to the original term identifiers in KAF, i.e.:</text:p>
      <text:p text:style-name="Standard"/>
      <text:list xml:id="list667997250" text:style-name="L1">
        <text:list-item>
          <text:p text:style-name="P5">All the references to the term that is the head of the multiword terms are replaced by the references to the new multiword identifier. This involves all chunks and dependencies in KAF.</text:p>
        </text:list-item>
        <text:list-item>
          <text:p text:style-name="P5">All references to the other elements in the multiword term are removed:</text:p>
          <text:list>
            <text:list-item>
              <text:p text:style-name="P5">Chunks: adapt the span so that it refers only to the multiword and not to the elements and change the head reference by a reference to the multiword</text:p>
            </text:list-item>
            <text:list-item>
              <text:p text:style-name="P5">Dependencies: remove dependencies in which the non-head elements are involved</text:p>
            </text:list-item>
          </text:list>
        </text:list-item>
      </text:list>
      <text:p text:style-name="Standard"/>
      <text:p text:style-name="Standard">The multiword tagger has been applied to the estuary database for English and Basque using the generic wordnets for both languages:</text:p>
      <text:p text:style-name="Standard"/>
      <text:p text:style-name="Standard">English estuary database:</text:p>
      <text:list xml:id="list184486138" text:style-name="L2">
        <text:list-item>
          <text:p text:style-name="P6">4626 KAF files</text:p>
        </text:list-item>
        <text:list-item>
          <text:p text:style-name="P6">4207 multiwords detected</text:p>
        </text:list-item>
      </text:list>
      <text:p text:style-name="Standard"/>
      <text:p text:style-name="Standard">Basque estuary database:</text:p>
      <text:list xml:id="list2038830649" text:style-name="L3">
        <text:list-item>
          <text:p text:style-name="P7">203 KAF files</text:p>
        </text:list-item>
        <text:list-item>
          <text:p text:style-name="P7">50 multiwords detected</text:p>
        </text:list-item>
      </text:list>
      <text:p text:style-name="Standard"/>
      <text:p text:style-name="P2"><text:s/>Solution 2 seems to me drastic but I see the benefits for other modules that now do not have to be changed. Let me reconsider the changes for 2.</text:p>
      <text:p text:style-name="Standard">taking the following example:</text:p>
      <text:p text:style-name="Standard"/>
      <text:p text:style-name="Standard"><text:tab/><text:tab/>&lt;term tid="t74" type="open" lemma="important" pos="G"&gt;</text:p>
      <text:p text:style-name="Standard"><text:tab/><text:tab/><text:tab/>&lt;span&gt;</text:p>
      <text:p text:style-name="Standard"><text:tab/><text:tab/><text:tab/><text:tab/>&lt;target id="w83"/&gt;</text:p>
      <text:p text:style-name="Standard"><text:tab/><text:tab/><text:tab/>&lt;/span&gt;</text:p>
      <text:p text:style-name="Standard"><text:s text:c="15"/>&lt;/term&gt;</text:p>
      <text:p text:style-name="Standard"><text:tab/><text:tab/>&lt;term tid="t75" type="open" lemma="development" pos="N"&gt;</text:p>
      <text:p text:style-name="Standard"><text:tab/><text:tab/><text:tab/>&lt;span&gt;</text:p>
      <text:p text:style-name="Standard"><text:tab/><text:tab/><text:tab/><text:tab/>&lt;target id="w84"/&gt;</text:p>
      <text:p text:style-name="Standard"><text:tab/><text:tab/><text:tab/>&lt;/span&gt;</text:p>
      <text:p text:style-name="Standard"><text:s text:c="15"/>&lt;/term&gt;</text:p>
      <text:p text:style-name="Standard"/>
      <text:p text:style-name="Standard">This will then be changed to:</text:p>
      <text:p text:style-name="Standard"/>
      <text:p text:style-name="Standard"><text:tab/><text:tab/>&lt;term tid="t75mw" type="open" lemma=“important_development" pos=“N"&gt;</text:p>
      <text:p text:style-name="Standard"><text:tab/><text:tab/><text:tab/>&lt;span&gt;</text:p>
      <text:p text:style-name="Standard"><text:tab/><text:tab/><text:tab/><text:tab/>&lt;target id="w83"/&gt;</text:p>
      <text:p text:style-name="Standard"><text:tab/><text:tab/><text:tab/><text:tab/>&lt;target id="w84"/&gt;</text:p>
      <text:p text:style-name="Standard"><text:tab/><text:tab/><text:tab/>&lt;/span&gt;</text:p>
      <text:p text:style-name="Standard"><text:s text:c="23"/>&lt;component id="t74" lemma=“important” pos=“G”/&gt;</text:p>
      <text:p text:style-name="Standard"><text:tab/><text:tab/><text:tab/>&lt;component id=“t75" lemma=“development” pos=“N"/&gt;&lt;/term&gt;</text:p>
      <text:p text:style-name="Standard"/>
      <text:p text:style-name="Standard"><text:s text:c="15"/>&lt;/term&gt;</text:p>
      <text:p text:style-name="Standard"/>
      <text:p text:style-name="Standard">This presentation is compatible with the way compounds are now represented in the Dutch KAF and UKB will assign the synset ids to the multiword and to the components.</text:p>
      <text:p text:style-name="Standard">Next, we need to go to all chunks and deps in which t74 and t75 occur:</text:p>
      <text:p text:style-name="Standard"/>
      <text:p text:style-name="Standard">&lt;deps&gt;</text:p>
      <text:p text:style-name="Standard"><text:tab/><text:tab/>&lt;dep from="t75" to="t80" rfunc="subj"/&gt;</text:p>
      <text:p text:style-name="Standard"><text:tab/><text:tab/>&lt;dep from="t75" to="t74" rfunc="mod"/&gt;</text:p>
      <text:p text:style-name="Standard">&lt;/deps&gt;</text:p>
      <text:p text:style-name="Standard"/>
      <text:p text:style-name="Standard">&lt;chunks&gt;</text:p>
      <text:p text:style-name="Standard"><text:tab/><text:tab/>&lt;chunk cid="c63" head="t75" phrase="NP"&gt;</text:p>
      <text:p text:style-name="Standard"><text:tab/><text:tab/><text:tab/>&lt;span&gt;</text:p>
      <text:p text:style-name="Standard"><text:tab/><text:tab/><text:tab/><text:tab/>&lt;target id="t74"/&gt;</text:p>
      <text:p text:style-name="Standard"><text:tab/><text:tab/><text:tab/>&lt;/span&gt;</text:p>
      <text:p text:style-name="Standard"><text:tab/><text:tab/><text:tab/>&lt;span&gt;</text:p>
      <text:p text:style-name="Standard"><text:tab/><text:tab/><text:tab/><text:tab/>&lt;target id="t75"/&gt;</text:p>
      <text:p text:style-name="Standard"><text:tab/><text:tab/><text:tab/>&lt;/span&gt;</text:p>
      <text:p text:style-name="Standard"><text:tab/><text:tab/>&lt;/chunk&gt;</text:p>
      <text:p text:style-name="Standard">&lt;/chunks&gt;</text:p>
      <text:p text:style-name="Standard"/>
      <text:p text:style-name="Standard">and rewrite these to:</text:p>
      <text:p text:style-name="Standard"/>
      <text:p text:style-name="Standard"><text:soft-page-break/>&lt;deps&gt;</text:p>
      <text:p text:style-name="Standard"><text:tab/><text:tab/>&lt;dep from="t75mw" to="t80" rfunc="subj"/&gt;</text:p>
      <text:p text:style-name="Standard"><text:tab/><text:tab/>&lt;dep from="t75" to="t74" rfunc="mod"/&gt;</text:p>
      <text:p text:style-name="Standard">&lt;/deps&gt;</text:p>
      <text:p text:style-name="Standard"/>
      <text:p text:style-name="Standard">&lt;chunks&gt;</text:p>
      <text:p text:style-name="Standard"><text:tab/><text:tab/>&lt;chunk cid="c63" head="t75mw" phrase="NP"&gt;</text:p>
      <text:p text:style-name="Standard"><text:tab/><text:tab/><text:tab/>&lt;span&gt;</text:p>
      <text:p text:style-name="Standard"><text:tab/><text:tab/><text:tab/><text:tab/>&lt;target id="t75mw"/&gt;</text:p>
      <text:p text:style-name="Standard"><text:tab/><text:tab/><text:tab/>&lt;/span&gt;</text:p>
      <text:p text:style-name="Standard"><text:tab/><text:tab/>&lt;/chunk&gt;</text:p>
      <text:p text:style-name="Standard">&lt;/chunks&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iek Vossen</meta:initial-creator>
    <meta:creation-date>2010-03-24T11:25:29</meta:creation-date>
    <dc:date>2010-04-01T22:06:22</dc:date>
    <dc:creator>Piek Vossen</dc:creator>
    <meta:editing-duration>PT02H14M40S</meta:editing-duration>
    <meta:editing-cycles>5</meta:editing-cycles>
    <meta:generator>OpenOffice.org/3.2$Unix OpenOffice.org_project/320m12$Build-9483</meta:generator>
    <meta:document-statistic meta:table-count="0" meta:image-count="0" meta:object-count="0" meta:page-count="4" meta:paragraph-count="95" meta:word-count="830" meta:character-count="5640"/>
  </office:meta>
</office:document-meta>
</file>